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729fcf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6.8075in" svg:y="1.7988in">
            <draw:object draw:notify-on-update-of-ranges="Sheet1.A4:Sheet1.A18 Sheet1.B4:Sheet1.B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6.8724in" svg:y="5.6677in">
            <draw:object draw:notify-on-update-of-ranges="Sheet1.A3:Sheet1.A18 Sheet1.D3:Sheet1.D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12.8453in" svg:y="1.7988in">
            <draw:object draw:notify-on-update-of-ranges="Sheet1.A2:Sheet1.A18 Sheet1.F2:Sheet1.F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int R</text:p>
          </table:table-cell>
          <table:table-cell office:value-type="string" calcext:value-type="string">
            <text:p>G</text:p>
          </table:table-cell>
          <table:table-cell table:style-name="Default" office:value-type="string" calcext:value-type="string">
            <text:p>int G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int B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0" calcext:value-type="float">
            <text:p>80</text:p>
          </table:table-cell>
          <table:table-cell table:style-name="Default"/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82" calcext:value-type="float">
            <text:p>182</text:p>
          </table:table-cell>
          <table:table-cell table:style-name="Default"/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21" calcext:value-type="float">
            <text:p>221</text:p>
          </table:table-cell>
          <table:table-cell table:style-name="Default"/>
          <table:table-cell office:value-type="float" office:value="21" calcext:value-type="float">
            <text:p>2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49" calcext:value-type="float">
            <text:p>249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51" calcext:value-type="float">
            <text:p>251</text:p>
          </table:table-cell>
          <table:table-cell table:style-name="Default"/>
          <table:table-cell office:value-type="float" office:value="79" calcext:value-type="float">
            <text:p>79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48" calcext:value-type="float">
            <text:p>248</text:p>
          </table:table-cell>
          <table:table-cell table:style-name="Default"/>
          <table:table-cell office:value-type="float" office:value="92" calcext:value-type="float">
            <text:p>9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54" calcext:value-type="float">
            <text:p>254</text:p>
          </table:table-cell>
          <table:table-cell table:style-name="Default"/>
          <table:table-cell office:value-type="float" office:value="97" calcext:value-type="float">
            <text:p>97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47" calcext:value-type="float">
            <text:p>247</text:p>
          </table:table-cell>
          <table:table-cell table:style-name="Default"/>
          <table:table-cell office:value-type="float" office:value="108" calcext:value-type="float">
            <text:p>108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2" calcext:value-type="float">
            <text:p>242</text:p>
          </table:table-cell>
          <table:table-cell table:style-name="Default"/>
          <table:table-cell office:value-type="float" office:value="119" calcext:value-type="float">
            <text:p>119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54" calcext:value-type="float">
            <text:p>254</text:p>
          </table:table-cell>
          <table:table-cell table:style-name="Default"/>
          <table:table-cell office:value-type="float" office:value="123" calcext:value-type="float">
            <text:p>123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51" calcext:value-type="float">
            <text:p>251</text:p>
          </table:table-cell>
          <table:table-cell table:style-name="Default"/>
          <table:table-cell office:value-type="float" office:value="162" calcext:value-type="float">
            <text:p>162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47" calcext:value-type="float">
            <text:p>247</text:p>
          </table:table-cell>
          <table:table-cell table:style-name="Default"/>
          <table:table-cell office:value-type="float" office:value="199" calcext:value-type="float">
            <text:p>199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53" calcext:value-type="float">
            <text:p>253</text:p>
          </table:table-cell>
          <table:table-cell table:style-name="Default"/>
          <table:table-cell office:value-type="float" office:value="204" calcext:value-type="float">
            <text:p>2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55" calcext:value-type="float">
            <text:p>255</text:p>
          </table:table-cell>
          <table:table-cell table:style-name="Default"/>
          <table:table-cell office:value-type="float" office:value="220" calcext:value-type="float">
            <text:p>220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(-0.0000000000001562)*([.A20]^5))+(0.000000001389*([.A20]^4))-(0.000004532*([.A20]^3))+(0.006373*([.A20]^2))-(3.1051998*[.A20])+0.1532" office:value-type="float" office:value="0.1532" calcext:value-type="float">
            <text:p>0.1532</text:p>
          </table:table-cell>
          <table:table-cell office:value-type="float" office:value="0" calcext:value-type="float">
            <text:p>0</text:p>
          </table:table-cell>
          <table:table-cell table:formula="of:=(0.153338*[.A20])-174.529" office:value-type="float" office:value="-174.529" calcext:value-type="float">
            <text:p>-174.529</text:p>
          </table:table-cell>
          <table:table-cell office:value-type="float" office:value="0" calcext:value-type="float">
            <text:p>0</text:p>
          </table:table-cell>
          <table:table-cell table:formula="of:=(0.0028576779*[.A20])-0.64794" office:value-type="float" office:value="-0.64794" calcext:value-type="float">
            <text:p>-0.64794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-0.0000000000001562)*([.A21]^5))+(0.000000001389*([.A21]^4))-(0.000004532*([.A21]^3))+(0.006373*([.A21]^2))-(3.1051998*[.A21])+0.1532" office:value-type="float" office:value="-139.7321575625" calcext:value-type="float">
            <text:p>-139.7321575625</text:p>
          </table:table-cell>
          <table:table-cell office:value-type="float" office:value="0" calcext:value-type="float">
            <text:p>0</text:p>
          </table:table-cell>
          <table:table-cell table:formula="of:=(0.153338*[.A21])-174.529" office:value-type="float" office:value="-166.8621" calcext:value-type="float">
            <text:p>-166.8621</text:p>
          </table:table-cell>
          <table:table-cell office:value-type="float" office:value="0" calcext:value-type="float">
            <text:p>0</text:p>
          </table:table-cell>
          <table:table-cell table:formula="of:=(0.0028576779*[.A21])-0.64794" office:value-type="float" office:value="-0.505056105" calcext:value-type="float">
            <text:p>-0.505056105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(-0.0000000000001562)*([.A22]^5))+(0.000000001389*([.A22]^4))-(0.000004532*([.A22]^3))+(0.006373*([.A22]^2))-(3.1051998*[.A22])+0.1532" office:value-type="float" office:value="-251.031442" calcext:value-type="float">
            <text:p>-251.031442</text:p>
          </table:table-cell>
          <table:table-cell office:value-type="float" office:value="0" calcext:value-type="float">
            <text:p>0</text:p>
          </table:table-cell>
          <table:table-cell table:formula="of:=(0.153338*[.A22])-174.529" office:value-type="float" office:value="-159.1952" calcext:value-type="float">
            <text:p>-159.1952</text:p>
          </table:table-cell>
          <table:table-cell office:value-type="float" office:value="0" calcext:value-type="float">
            <text:p>0</text:p>
          </table:table-cell>
          <table:table-cell table:formula="of:=(0.0028576779*[.A22])-0.64794" office:value-type="float" office:value="-0.36217221" calcext:value-type="float">
            <text:p>-0.36217221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(-0.0000000000001562)*([.A23]^5))+(0.000000001389*([.A23]^4))-(0.000004532*([.A23]^3))+(0.006373*([.A23]^2))-(3.1051998*[.A23])+0.1532" office:value-type="float" office:value="-336.8384501875" calcext:value-type="float">
            <text:p>-336.8384501875</text:p>
          </table:table-cell>
          <table:table-cell office:value-type="float" office:value="0" calcext:value-type="float">
            <text:p>0</text:p>
          </table:table-cell>
          <table:table-cell table:formula="of:=(0.153338*[.A23])-174.529" office:value-type="float" office:value="-151.5283" calcext:value-type="float">
            <text:p>-151.5283</text:p>
          </table:table-cell>
          <table:table-cell office:value-type="float" office:value="0" calcext:value-type="float">
            <text:p>0</text:p>
          </table:table-cell>
          <table:table-cell table:formula="of:=(0.0028576779*[.A23])-0.64794" office:value-type="float" office:value="-0.219288315" calcext:value-type="float">
            <text:p>-0.219288315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(-0.0000000000001562)*([.A24]^5))+(0.000000001389*([.A24]^4))-(0.000004532*([.A24]^3))+(0.006373*([.A24]^2))-(3.1051998*[.A24])+0.1532" office:value-type="float" office:value="-400.050344" calcext:value-type="float">
            <text:p>-400.050344</text:p>
          </table:table-cell>
          <table:table-cell office:value-type="float" office:value="0" calcext:value-type="float">
            <text:p>0</text:p>
          </table:table-cell>
          <table:table-cell table:formula="of:=(0.153338*[.A24])-174.529" office:value-type="float" office:value="-143.8614" calcext:value-type="float">
            <text:p>-143.8614</text:p>
          </table:table-cell>
          <table:table-cell office:value-type="float" office:value="0" calcext:value-type="float">
            <text:p>0</text:p>
          </table:table-cell>
          <table:table-cell table:formula="of:=(0.0028576779*[.A24])-0.64794" office:value-type="float" office:value="-0.0764044199999999" calcext:value-type="float">
            <text:p>-0.0764044199999999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(-0.0000000000001562)*([.A25]^5))+(0.000000001389*([.A25]^4))-(0.000004532*([.A25]^3))+(0.006373*([.A25]^2))-(3.1051998*[.A25])+0.1532" office:value-type="float" office:value="-443.3735078125" calcext:value-type="float">
            <text:p>-443.3735078125</text:p>
          </table:table-cell>
          <table:table-cell office:value-type="float" office:value="0" calcext:value-type="float">
            <text:p>0</text:p>
          </table:table-cell>
          <table:table-cell table:formula="of:=(0.153338*[.A25])-174.529" office:value-type="float" office:value="-136.1945" calcext:value-type="float">
            <text:p>-136.1945</text:p>
          </table:table-cell>
          <table:table-cell office:value-type="float" office:value="0" calcext:value-type="float">
            <text:p>0</text:p>
          </table:table-cell>
          <table:table-cell table:formula="of:=(0.0028576779*[.A25])-0.64794" office:value-type="float" office:value="0.0664794750000001" calcext:value-type="float">
            <text:p>0.0664794750000001</text:p>
          </table:table-cell>
          <table:table-cell table:formula="of:=FLOOR([.F25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(-0.0000000000001562)*([.A26]^5))+(0.000000001389*([.A26]^4))-(0.000004532*([.A26]^3))+(0.006373*([.A26]^2))-(3.1051998*[.A26])+0.1532" office:value-type="float" office:value="-469.329406" calcext:value-type="float">
            <text:p>-469.329406</text:p>
          </table:table-cell>
          <table:table-cell office:value-type="float" office:value="0" calcext:value-type="float">
            <text:p>0</text:p>
          </table:table-cell>
          <table:table-cell table:formula="of:=(0.153338*[.A26])-174.529" office:value-type="float" office:value="-128.5276" calcext:value-type="float">
            <text:p>-128.5276</text:p>
          </table:table-cell>
          <table:table-cell office:value-type="float" office:value="0" calcext:value-type="float">
            <text:p>0</text:p>
          </table:table-cell>
          <table:table-cell table:formula="of:=(0.0028576779*[.A26])-0.64794" office:value-type="float" office:value="0.20936337" calcext:value-type="float">
            <text:p>0.20936337</text:p>
          </table:table-cell>
          <table:table-cell table:formula="of:=FLOOR([.F26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((-0.0000000000001562)*([.A27]^5))+(0.000000001389*([.A27]^4))-(0.000004532*([.A27]^3))+(0.006373*([.A27]^2))-(3.1051998*[.A27])+0.1532" office:value-type="float" office:value="-480.2604404375" calcext:value-type="float">
            <text:p>-480.2604404375</text:p>
          </table:table-cell>
          <table:table-cell office:value-type="float" office:value="0" calcext:value-type="float">
            <text:p>0</text:p>
          </table:table-cell>
          <table:table-cell table:formula="of:=(0.153338*[.A27])-174.529" office:value-type="float" office:value="-120.8607" calcext:value-type="float">
            <text:p>-120.8607</text:p>
          </table:table-cell>
          <table:table-cell office:value-type="float" office:value="0" calcext:value-type="float">
            <text:p>0</text:p>
          </table:table-cell>
          <table:table-cell table:formula="of:=(0.0028576779*[.A27])-0.64794" office:value-type="float" office:value="0.352247265" calcext:value-type="float">
            <text:p>0.352247265</text:p>
          </table:table-cell>
          <table:table-cell table:formula="of:=FLOOR([.F27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(-0.0000000000001562)*([.A28]^5))+(0.000000001389*([.A28]^4))-(0.000004532*([.A28]^3))+(0.006373*([.A28]^2))-(3.1051998*[.A28])+0.1532" office:value-type="float" office:value="-478.335808" calcext:value-type="float">
            <text:p>-478.335808</text:p>
          </table:table-cell>
          <table:table-cell office:value-type="float" office:value="0" calcext:value-type="float">
            <text:p>0</text:p>
          </table:table-cell>
          <table:table-cell table:formula="of:=(0.153338*[.A28])-174.529" office:value-type="float" office:value="-113.1938" calcext:value-type="float">
            <text:p>-113.1938</text:p>
          </table:table-cell>
          <table:table-cell office:value-type="float" office:value="0" calcext:value-type="float">
            <text:p>0</text:p>
          </table:table-cell>
          <table:table-cell table:formula="of:=(0.0028576779*[.A28])-0.64794" office:value-type="float" office:value="0.49513116" calcext:value-type="float">
            <text:p>0.49513116</text:p>
          </table:table-cell>
          <table:table-cell table:formula="of:=FLOOR([.F28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((-0.0000000000001562)*([.A29]^5))+(0.000000001389*([.A29]^4))-(0.000004532*([.A29]^3))+(0.006373*([.A29]^2))-(3.1051998*[.A29])+0.1532" office:value-type="float" office:value="-465.5573580625" calcext:value-type="float">
            <text:p>-465.5573580625</text:p>
          </table:table-cell>
          <table:table-cell office:value-type="float" office:value="0" calcext:value-type="float">
            <text:p>0</text:p>
          </table:table-cell>
          <table:table-cell table:formula="of:=(0.153338*[.A29])-174.529" office:value-type="float" office:value="-105.5269" calcext:value-type="float">
            <text:p>-105.5269</text:p>
          </table:table-cell>
          <table:table-cell office:value-type="float" office:value="0" calcext:value-type="float">
            <text:p>0</text:p>
          </table:table-cell>
          <table:table-cell table:formula="of:=(0.0028576779*[.A29])-0.64794" office:value-type="float" office:value="0.638015055" calcext:value-type="float">
            <text:p>0.638015055</text:p>
          </table:table-cell>
          <table:table-cell table:formula="of:=FLOOR([.F29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(-0.0000000000001562)*([.A30]^5))+(0.000000001389*([.A30]^4))-(0.000004532*([.A30]^3))+(0.006373*([.A30]^2))-(3.1051998*[.A30])+0.1532" office:value-type="float" office:value="-443.76545" calcext:value-type="float">
            <text:p>-443.76545</text:p>
          </table:table-cell>
          <table:table-cell office:value-type="float" office:value="0" calcext:value-type="float">
            <text:p>0</text:p>
          </table:table-cell>
          <table:table-cell table:formula="of:=(0.153338*[.A30])-174.529" office:value-type="float" office:value="-97.86" calcext:value-type="float">
            <text:p>-97.86</text:p>
          </table:table-cell>
          <table:table-cell office:value-type="float" office:value="0" calcext:value-type="float">
            <text:p>0</text:p>
          </table:table-cell>
          <table:table-cell table:formula="of:=(0.0028576779*[.A30])-0.64794" office:value-type="float" office:value="0.78089895" calcext:value-type="float">
            <text:p>0.78089895</text:p>
          </table:table-cell>
          <table:table-cell table:formula="of:=FLOOR([.F30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((-0.0000000000001562)*([.A31]^5))+(0.000000001389*([.A31]^4))-(0.000004532*([.A31]^3))+(0.006373*([.A31]^2))-(3.1051998*[.A31])+0.1532" office:value-type="float" office:value="-414.6448106875" calcext:value-type="float">
            <text:p>-414.6448106875</text:p>
          </table:table-cell>
          <table:table-cell office:value-type="float" office:value="0" calcext:value-type="float">
            <text:p>0</text:p>
          </table:table-cell>
          <table:table-cell table:formula="of:=(0.153338*[.A31])-174.529" office:value-type="float" office:value="-90.1931" calcext:value-type="float">
            <text:p>-90.1931</text:p>
          </table:table-cell>
          <table:table-cell office:value-type="float" office:value="0" calcext:value-type="float">
            <text:p>0</text:p>
          </table:table-cell>
          <table:table-cell table:formula="of:=(0.0028576779*[.A31])-0.64794" office:value-type="float" office:value="0.923782845" calcext:value-type="float">
            <text:p>0.923782845</text:p>
          </table:table-cell>
          <table:table-cell table:formula="of:=FLOOR([.F31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((-0.0000000000001562)*([.A32]^5))+(0.000000001389*([.A32]^4))-(0.000004532*([.A32]^3))+(0.006373*([.A32]^2))-(3.1051998*[.A32])+0.1532" office:value-type="float" office:value="-379.730392" calcext:value-type="float">
            <text:p>-379.730392</text:p>
          </table:table-cell>
          <table:table-cell office:value-type="float" office:value="0" calcext:value-type="float">
            <text:p>0</text:p>
          </table:table-cell>
          <table:table-cell table:formula="of:=(0.153338*[.A32])-174.529" office:value-type="float" office:value="-82.5262" calcext:value-type="float">
            <text:p>-82.5262</text:p>
          </table:table-cell>
          <table:table-cell office:value-type="float" office:value="0" calcext:value-type="float">
            <text:p>0</text:p>
          </table:table-cell>
          <table:table-cell table:formula="of:=(0.0028576779*[.A32])-0.64794" office:value-type="float" office:value="1.06666674" calcext:value-type="float">
            <text:p>1.06666674</text:p>
          </table:table-cell>
          <table:table-cell table:formula="of:=FLOOR([.F32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((-0.0000000000001562)*([.A33]^5))+(0.000000001389*([.A33]^4))-(0.000004532*([.A33]^3))+(0.006373*([.A33]^2))-(3.1051998*[.A33])+0.1532" office:value-type="float" office:value="-340.4132283125" calcext:value-type="float">
            <text:p>-340.4132283125</text:p>
          </table:table-cell>
          <table:table-cell office:value-type="float" office:value="0" calcext:value-type="float">
            <text:p>0</text:p>
          </table:table-cell>
          <table:table-cell table:formula="of:=(0.153338*[.A33])-174.529" office:value-type="float" office:value="-74.8593" calcext:value-type="float">
            <text:p>-74.8593</text:p>
          </table:table-cell>
          <table:table-cell office:value-type="float" office:value="0" calcext:value-type="float">
            <text:p>0</text:p>
          </table:table-cell>
          <table:table-cell table:formula="of:=(0.0028576779*[.A33])-0.64794" office:value-type="float" office:value="1.209550635" calcext:value-type="float">
            <text:p>1.209550635</text:p>
          </table:table-cell>
          <table:table-cell table:formula="of:=FLOOR([.F33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(-0.0000000000001562)*([.A34]^5))+(0.000000001389*([.A34]^4))-(0.000004532*([.A34]^3))+(0.006373*([.A34]^2))-(3.1051998*[.A34])+0.1532" office:value-type="float" office:value="-297.946294" calcext:value-type="float">
            <text:p>-297.946294</text:p>
          </table:table-cell>
          <table:table-cell office:value-type="float" office:value="0" calcext:value-type="float">
            <text:p>0</text:p>
          </table:table-cell>
          <table:table-cell table:formula="of:=(0.153338*[.A34])-174.529" office:value-type="float" office:value="-67.1924" calcext:value-type="float">
            <text:p>-67.1924</text:p>
          </table:table-cell>
          <table:table-cell office:value-type="float" office:value="0" calcext:value-type="float">
            <text:p>0</text:p>
          </table:table-cell>
          <table:table-cell table:formula="of:=(0.0028576779*[.A34])-0.64794" office:value-type="float" office:value="1.35243453" calcext:value-type="float">
            <text:p>1.35243453</text:p>
          </table:table-cell>
          <table:table-cell table:formula="of:=FLOOR([.F34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((-0.0000000000001562)*([.A35]^5))+(0.000000001389*([.A35]^4))-(0.000004532*([.A35]^3))+(0.006373*([.A35]^2))-(3.1051998*[.A35])+0.1532" office:value-type="float" office:value="-253.4503609375" calcext:value-type="float">
            <text:p>-253.4503609375</text:p>
          </table:table-cell>
          <table:table-cell office:value-type="float" office:value="0" calcext:value-type="float">
            <text:p>0</text:p>
          </table:table-cell>
          <table:table-cell table:formula="of:=(0.153338*[.A35])-174.529" office:value-type="float" office:value="-59.5255" calcext:value-type="float">
            <text:p>-59.5255</text:p>
          </table:table-cell>
          <table:table-cell office:value-type="float" office:value="0" calcext:value-type="float">
            <text:p>0</text:p>
          </table:table-cell>
          <table:table-cell table:formula="of:=(0.0028576779*[.A35])-0.64794" office:value-type="float" office:value="1.495318425" calcext:value-type="float">
            <text:p>1.495318425</text:p>
          </table:table-cell>
          <table:table-cell table:formula="of:=FLOOR([.F35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(-0.0000000000001562)*([.A36]^5))+(0.000000001389*([.A36]^4))-(0.000004532*([.A36]^3))+(0.006373*([.A36]^2))-(3.1051998*[.A36])+0.1532" office:value-type="float" office:value="-207.919856" calcext:value-type="float">
            <text:p>-207.919856</text:p>
          </table:table-cell>
          <table:table-cell office:value-type="float" office:value="0" calcext:value-type="float">
            <text:p>0</text:p>
          </table:table-cell>
          <table:table-cell table:formula="of:=(0.153338*[.A36])-174.529" office:value-type="float" office:value="-51.8586" calcext:value-type="float">
            <text:p>-51.8586</text:p>
          </table:table-cell>
          <table:table-cell office:value-type="float" office:value="0" calcext:value-type="float">
            <text:p>0</text:p>
          </table:table-cell>
          <table:table-cell table:formula="of:=(0.0028576779*[.A36])-0.64794" office:value-type="float" office:value="1.63820232" calcext:value-type="float">
            <text:p>1.63820232</text:p>
          </table:table-cell>
          <table:table-cell table:formula="of:=FLOOR([.F36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((-0.0000000000001562)*([.A37]^5))+(0.000000001389*([.A37]^4))-(0.000004532*([.A37]^3))+(0.006373*([.A37]^2))-(3.1051998*[.A37])+0.1532" office:value-type="float" office:value="-162.2287185625" calcext:value-type="float">
            <text:p>-162.2287185625</text:p>
          </table:table-cell>
          <table:table-cell office:value-type="float" office:value="0" calcext:value-type="float">
            <text:p>0</text:p>
          </table:table-cell>
          <table:table-cell table:formula="of:=(0.153338*[.A37])-174.529" office:value-type="float" office:value="-44.1917" calcext:value-type="float">
            <text:p>-44.1917</text:p>
          </table:table-cell>
          <table:table-cell office:value-type="float" office:value="0" calcext:value-type="float">
            <text:p>0</text:p>
          </table:table-cell>
          <table:table-cell table:formula="of:=(0.0028576779*[.A37])-0.64794" office:value-type="float" office:value="1.781086215" calcext:value-type="float">
            <text:p>1.781086215</text:p>
          </table:table-cell>
          <table:table-cell table:formula="of:=FLOOR([.F37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((-0.0000000000001562)*([.A38]^5))+(0.000000001389*([.A38]^4))-(0.000004532*([.A38]^3))+(0.006373*([.A38]^2))-(3.1051998*[.A38])+0.1532" office:value-type="float" office:value="-117.136258" calcext:value-type="float">
            <text:p>-117.136258</text:p>
          </table:table-cell>
          <table:table-cell office:value-type="float" office:value="0" calcext:value-type="float">
            <text:p>0</text:p>
          </table:table-cell>
          <table:table-cell table:formula="of:=(0.153338*[.A38])-174.529" office:value-type="float" office:value="-36.5248" calcext:value-type="float">
            <text:p>-36.5248</text:p>
          </table:table-cell>
          <table:table-cell office:value-type="float" office:value="0" calcext:value-type="float">
            <text:p>0</text:p>
          </table:table-cell>
          <table:table-cell table:formula="of:=(0.0028576779*[.A38])-0.64794" office:value-type="float" office:value="1.92397011" calcext:value-type="float">
            <text:p>1.92397011</text:p>
          </table:table-cell>
          <table:table-cell table:formula="of:=FLOOR([.F38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((-0.0000000000001562)*([.A39]^5))+(0.000000001389*([.A39]^4))-(0.000004532*([.A39]^3))+(0.006373*([.A39]^2))-(3.1051998*[.A39])+0.1532" office:value-type="float" office:value="-73.2930111874991" calcext:value-type="float">
            <text:p>-73.2930111874991</text:p>
          </table:table-cell>
          <table:table-cell office:value-type="float" office:value="0" calcext:value-type="float">
            <text:p>0</text:p>
          </table:table-cell>
          <table:table-cell table:formula="of:=(0.153338*[.A39])-174.529" office:value-type="float" office:value="-28.8579" calcext:value-type="float">
            <text:p>-28.8579</text:p>
          </table:table-cell>
          <table:table-cell office:value-type="float" office:value="0" calcext:value-type="float">
            <text:p>0</text:p>
          </table:table-cell>
          <table:table-cell table:formula="of:=(0.0028576779*[.A39])-0.64794" office:value-type="float" office:value="2.066854005" calcext:value-type="float">
            <text:p>2.066854005</text:p>
          </table:table-cell>
          <table:table-cell table:formula="of:=FLOOR([.F39])" office:value-type="float" office:value="2" calcext:value-type="float">
            <text:p>2</text:p>
          </table:table-cell>
          <table:table-cell table:number-columns-repeated="13"/>
          <table:table-cell table:formula="of:=1.27/100" office:value-type="float" office:value="0.0127" calcext:value-type="float">
            <text:p>0.01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(-0.0000000000001562)*([.A40]^5))+(0.000000001389*([.A40]^4))-(0.000004532*([.A40]^3))+(0.006373*([.A40]^2))-(3.1051998*[.A40])+0.1532" office:value-type="float" office:value="-31.2465999999997" calcext:value-type="float">
            <text:p>-31.2465999999997</text:p>
          </table:table-cell>
          <table:table-cell office:value-type="float" office:value="0" calcext:value-type="float">
            <text:p>0</text:p>
          </table:table-cell>
          <table:table-cell table:formula="of:=(0.153338*[.A40])-174.529" office:value-type="float" office:value="-21.191" calcext:value-type="float">
            <text:p>-21.191</text:p>
          </table:table-cell>
          <table:table-cell office:value-type="float" office:value="0" calcext:value-type="float">
            <text:p>0</text:p>
          </table:table-cell>
          <table:table-cell table:formula="of:=(0.0028576779*[.A40])-0.64794" office:value-type="float" office:value="2.2097379" calcext:value-type="float">
            <text:p>2.2097379</text:p>
          </table:table-cell>
          <table:table-cell table:formula="of:=FLOOR([.F40]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((-0.0000000000001562)*([.A41]^5))+(0.000000001389*([.A41]^4))-(0.000004532*([.A41]^3))+(0.006373*([.A41]^2))-(3.1051998*[.A41])+0.1532" office:value-type="float" office:value="8.55241118750044" calcext:value-type="float">
            <text:p>8.55241118750044</text:p>
          </table:table-cell>
          <table:table-cell table:formula="of:=FLOOR([.B41])" office:value-type="float" office:value="8" calcext:value-type="float">
            <text:p>8</text:p>
          </table:table-cell>
          <table:table-cell table:formula="of:=(0.153338*[.A41])-174.529" office:value-type="float" office:value="-13.5241" calcext:value-type="float">
            <text:p>-13.5241</text:p>
          </table:table-cell>
          <table:table-cell office:value-type="float" office:value="0" calcext:value-type="float">
            <text:p>0</text:p>
          </table:table-cell>
          <table:table-cell table:formula="of:=(0.0028576779*[.A41])-0.64794" office:value-type="float" office:value="2.352621795" calcext:value-type="float">
            <text:p>2.352621795</text:p>
          </table:table-cell>
          <table:table-cell table:formula="of:=FLOOR([.F41])"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((-0.0000000000001562)*([.A42]^5))+(0.000000001389*([.A42]^4))-(0.000004532*([.A42]^3))+(0.006373*([.A42]^2))-(3.1051998*[.A42])+0.1532" office:value-type="float" office:value="45.7446580000003" calcext:value-type="float">
            <text:p>45.7446580000003</text:p>
          </table:table-cell>
          <table:table-cell table:formula="of:=FLOOR([.B42])" office:value-type="float" office:value="45" calcext:value-type="float">
            <text:p>45</text:p>
          </table:table-cell>
          <table:table-cell table:formula="of:=(0.153338*[.A42])-174.529" office:value-type="float" office:value="-5.85720000000001" calcext:value-type="float">
            <text:p>-5.85720000000001</text:p>
          </table:table-cell>
          <table:table-cell office:value-type="float" office:value="0" calcext:value-type="float">
            <text:p>0</text:p>
          </table:table-cell>
          <table:table-cell table:formula="of:=(0.0028576779*[.A42])-0.64794" office:value-type="float" office:value="2.49550569" calcext:value-type="float">
            <text:p>2.49550569</text:p>
          </table:table-cell>
          <table:table-cell table:formula="of:=FLOOR([.F42])" office:value-type="float" office:value="2" calcext:value-type="float">
            <text:p>2</text:p>
          </table:table-cell>
          <table:table-cell table:number-columns-repeated="10"/>
          <table:table-cell table:formula="of:=0.00000043156*(1100^3)" office:value-type="float" office:value="574.40636" calcext:value-type="float">
            <text:p>574.40636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((-0.0000000000001562)*([.A43]^5))+(0.000000001389*([.A43]^4))-(0.000004532*([.A43]^3))+(0.006373*([.A43]^2))-(3.1051998*[.A43])+0.1532" office:value-type="float" office:value="80.0561185625004" calcext:value-type="float">
            <text:p>80.0561185625004</text:p>
          </table:table-cell>
          <table:table-cell table:formula="of:=FLOOR([.B43])" office:value-type="float" office:value="80" calcext:value-type="float">
            <text:p>80</text:p>
          </table:table-cell>
          <table:table-cell table:formula="of:=(0.153338*[.A43])-174.529" office:value-type="float" office:value="1.80969999999999" calcext:value-type="float">
            <text:p>1.80969999999999</text:p>
          </table:table-cell>
          <table:table-cell table:formula="of:=FLOOR([.D43])" office:value-type="float" office:value="1" calcext:value-type="float">
            <text:p>1</text:p>
          </table:table-cell>
          <table:table-cell table:formula="of:=(0.0028576779*[.A43])-0.64794" office:value-type="float" office:value="2.638389585" calcext:value-type="float">
            <text:p>2.638389585</text:p>
          </table:table-cell>
          <table:table-cell table:formula="of:=FLOOR([.F43])" office:value-type="float" office:value="2" calcext:value-type="float">
            <text:p>2</text:p>
          </table:table-cell>
          <table:table-cell table:number-columns-repeated="10"/>
          <table:table-cell table:formula="of:=-0.0025796*(1100^2)" office:value-type="float" office:value="-3121.316" calcext:value-type="float">
            <text:p>-3121.316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U44]-1.27"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((-0.0000000000001562)*([.A44]^5))+(0.000000001389*([.A44]^4))-(0.000004532*([.A44]^3))+(0.006373*([.A44]^2))-(3.1051998*[.A44])+0.1532" office:value-type="float" office:value="111.292256" calcext:value-type="float">
            <text:p>111.292256</text:p>
          </table:table-cell>
          <table:table-cell table:formula="of:=FLOOR([.B44])" office:value-type="float" office:value="111" calcext:value-type="float">
            <text:p>111</text:p>
          </table:table-cell>
          <table:table-cell table:formula="of:=(0.153338*[.A44])-174.529" office:value-type="float" office:value="9.47660000000002" calcext:value-type="float">
            <text:p>9.47660000000002</text:p>
          </table:table-cell>
          <table:table-cell table:formula="of:=FLOOR([.D44])" office:value-type="float" office:value="9" calcext:value-type="float">
            <text:p>9</text:p>
          </table:table-cell>
          <table:table-cell table:formula="of:=(0.0028576779*[.A44])-0.64794" office:value-type="float" office:value="2.78127348" calcext:value-type="float">
            <text:p>2.78127348</text:p>
          </table:table-cell>
          <table:table-cell table:formula="of:=FLOOR([.F44])" office:value-type="float" office:value="2" calcext:value-type="float">
            <text:p>2</text:p>
          </table:table-cell>
          <table:table-cell table:number-columns-repeated="10"/>
          <table:table-cell table:formula="of:=5.06157*1100" office:value-type="float" office:value="5567.727" calcext:value-type="float">
            <text:p>5567.727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U45]-1.27"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((-0.0000000000001562)*([.A45]^5))+(0.000000001389*([.A45]^4))-(0.000004532*([.A45]^3))+(0.006373*([.A45]^2))-(3.1051998*[.A45])+0.1532" office:value-type="float" office:value="139.3321609375" calcext:value-type="float">
            <text:p>139.3321609375</text:p>
          </table:table-cell>
          <table:table-cell table:formula="of:=FLOOR([.B45])" office:value-type="float" office:value="139" calcext:value-type="float">
            <text:p>139</text:p>
          </table:table-cell>
          <table:table-cell table:formula="of:=(0.153338*[.A45])-174.529" office:value-type="float" office:value="17.1435" calcext:value-type="float">
            <text:p>17.1435</text:p>
          </table:table-cell>
          <table:table-cell table:formula="of:=FLOOR([.D45])" office:value-type="float" office:value="17" calcext:value-type="float">
            <text:p>17</text:p>
          </table:table-cell>
          <table:table-cell table:formula="of:=(0.0028576779*[.A45])-0.64794" office:value-type="float" office:value="2.924157375" calcext:value-type="float">
            <text:p>2.924157375</text:p>
          </table:table-cell>
          <table:table-cell table:formula="of:=FLOOR([.F45])" office:value-type="float" office:value="2" calcext:value-type="float">
            <text:p>2</text:p>
          </table:table-cell>
          <table:table-cell table:number-columns-repeated="10"/>
          <table:table-cell office:value-type="float" office:value="-3006.8458" calcext:value-type="float">
            <text:p>-3006.8458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U46]-1.27"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((-0.0000000000001562)*([.A46]^5))+(0.000000001389*([.A46]^4))-(0.000004532*([.A46]^3))+(0.006373*([.A46]^2))-(3.1051998*[.A46])+0.1532" office:value-type="float" office:value="164.122694000001" calcext:value-type="float">
            <text:p>164.122694000001</text:p>
          </table:table-cell>
          <table:table-cell table:formula="of:=FLOOR([.B46])" office:value-type="float" office:value="164" calcext:value-type="float">
            <text:p>164</text:p>
          </table:table-cell>
          <table:table-cell table:formula="of:=(0.153338*[.A46])-174.529" office:value-type="float" office:value="24.8104" calcext:value-type="float">
            <text:p>24.8104</text:p>
          </table:table-cell>
          <table:table-cell table:formula="of:=FLOOR([.D46])" office:value-type="float" office:value="24" calcext:value-type="float">
            <text:p>24</text:p>
          </table:table-cell>
          <table:table-cell table:formula="of:=(0.0028576779*[.A46])-0.64794" office:value-type="float" office:value="3.06704127" calcext:value-type="float">
            <text:p>3.06704127</text:p>
          </table:table-cell>
          <table:table-cell table:formula="of:=FLOOR([.F46])" office:value-type="float" office:value="3" calcext:value-type="float">
            <text:p>3</text:p>
          </table:table-cell>
          <table:table-cell table:number-columns-repeated="10"/>
          <table:table-cell table:formula="of:=SUM([.R42:.R45])" office:value-type="float" office:value="13.9715599999995" calcext:value-type="float">
            <text:p>13.9715599999995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U47]-1.27" office:value-type="float" office:value="5.08" calcext:value-type="float">
            <text:p>5.08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((-0.0000000000001562)*([.A47]^5))+(0.000000001389*([.A47]^4))-(0.000004532*([.A47]^3))+(0.006373*([.A47]^2))-(3.1051998*[.A47])+0.1532" office:value-type="float" office:value="185.6726283125" calcext:value-type="float">
            <text:p>185.6726283125</text:p>
          </table:table-cell>
          <table:table-cell table:formula="of:=FLOOR([.B47])" office:value-type="float" office:value="185" calcext:value-type="float">
            <text:p>185</text:p>
          </table:table-cell>
          <table:table-cell table:formula="of:=(0.153338*[.A47])-174.529" office:value-type="float" office:value="32.4773" calcext:value-type="float">
            <text:p>32.4773</text:p>
          </table:table-cell>
          <table:table-cell table:formula="of:=FLOOR([.D47])" office:value-type="float" office:value="32" calcext:value-type="float">
            <text:p>32</text:p>
          </table:table-cell>
          <table:table-cell table:formula="of:=(0.0028576779*[.A47])-0.64794" office:value-type="float" office:value="3.209925165" calcext:value-type="float">
            <text:p>3.209925165</text:p>
          </table:table-cell>
          <table:table-cell table:formula="of:=FLOOR([.F47])" office:value-type="float" office:value="3" calcext:value-type="float">
            <text:p>3</text:p>
          </table:table-cell>
          <table:table-cell table:number-columns-repeated="12"/>
          <table:table-cell office:value-type="float" office:value="500" calcext:value-type="float">
            <text:p>500</text:p>
          </table:table-cell>
          <table:table-cell table:formula="of:=[.U48]-1.27"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((-0.0000000000001562)*([.A48]^5))+(0.000000001389*([.A48]^4))-(0.000004532*([.A48]^3))+(0.006373*([.A48]^2))-(3.1051998*[.A48])+0.1532" office:value-type="float" office:value="204.046792000001" calcext:value-type="float">
            <text:p>204.046792000001</text:p>
          </table:table-cell>
          <table:table-cell table:formula="of:=FLOOR([.B48])" office:value-type="float" office:value="204" calcext:value-type="float">
            <text:p>204</text:p>
          </table:table-cell>
          <table:table-cell table:formula="of:=(0.153338*[.A48])-174.529" office:value-type="float" office:value="40.1442" calcext:value-type="float">
            <text:p>40.1442</text:p>
          </table:table-cell>
          <table:table-cell table:formula="of:=FLOOR([.D48])" office:value-type="float" office:value="40" calcext:value-type="float">
            <text:p>40</text:p>
          </table:table-cell>
          <table:table-cell table:formula="of:=(0.0028576779*[.A48])-0.64794" office:value-type="float" office:value="3.35280906" calcext:value-type="float">
            <text:p>3.35280906</text:p>
          </table:table-cell>
          <table:table-cell table:formula="of:=FLOOR([.F48])" office:value-type="float" office:value="3" calcext:value-type="float">
            <text:p>3</text:p>
          </table:table-cell>
          <table:table-cell table:number-columns-repeated="12"/>
          <table:table-cell office:value-type="float" office:value="600" calcext:value-type="float">
            <text:p>600</text:p>
          </table:table-cell>
          <table:table-cell table:formula="of:=[.U49]-1.27" office:value-type="float" office:value="7.62" calcext:value-type="float">
            <text:p>7.6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((-0.0000000000001562)*([.A49]^5))+(0.000000001389*([.A49]^4))-(0.000004532*([.A49]^3))+(0.006373*([.A49]^2))-(3.1051998*[.A49])+0.1532" office:value-type="float" office:value="219.360210687499" calcext:value-type="float">
            <text:p>219.360210687499</text:p>
          </table:table-cell>
          <table:table-cell table:formula="of:=FLOOR([.B49])" office:value-type="float" office:value="219" calcext:value-type="float">
            <text:p>219</text:p>
          </table:table-cell>
          <table:table-cell table:formula="of:=(0.153338*[.A49])-174.529" office:value-type="float" office:value="47.8111" calcext:value-type="float">
            <text:p>47.8111</text:p>
          </table:table-cell>
          <table:table-cell table:formula="of:=FLOOR([.D49])" office:value-type="float" office:value="47" calcext:value-type="float">
            <text:p>47</text:p>
          </table:table-cell>
          <table:table-cell table:formula="of:=(0.0028576779*[.A49])-0.64794" office:value-type="float" office:value="3.495692955" calcext:value-type="float">
            <text:p>3.495692955</text:p>
          </table:table-cell>
          <table:table-cell table:formula="of:=FLOOR([.F49])" office:value-type="float" office:value="3" calcext:value-type="float">
            <text:p>3</text:p>
          </table:table-cell>
          <table:table-cell table:number-columns-repeated="12"/>
          <table:table-cell office:value-type="float" office:value="700" calcext:value-type="float">
            <text:p>700</text:p>
          </table:table-cell>
          <table:table-cell table:formula="of:=[.U50]-1.27" office:value-type="float" office:value="8.89" calcext:value-type="float">
            <text:p>8.8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((-0.0000000000001562)*([.A50]^5))+(0.000000001389*([.A50]^4))-(0.000004532*([.A50]^3))+(0.006373*([.A50]^2))-(3.1051998*[.A50])+0.1532" office:value-type="float" office:value="231.772250000001" calcext:value-type="float">
            <text:p>231.772250000001</text:p>
          </table:table-cell>
          <table:table-cell table:formula="of:=FLOOR([.B50])" office:value-type="float" office:value="231" calcext:value-type="float">
            <text:p>231</text:p>
          </table:table-cell>
          <table:table-cell table:formula="of:=(0.153338*[.A50])-174.529" office:value-type="float" office:value="55.478" calcext:value-type="float">
            <text:p>55.478</text:p>
          </table:table-cell>
          <table:table-cell table:formula="of:=FLOOR([.D50])" office:value-type="float" office:value="55" calcext:value-type="float">
            <text:p>55</text:p>
          </table:table-cell>
          <table:table-cell table:formula="of:=(0.0028576779*[.A50])-0.64794" office:value-type="float" office:value="3.63857685" calcext:value-type="float">
            <text:p>3.63857685</text:p>
          </table:table-cell>
          <table:table-cell table:formula="of:=FLOOR([.F50])" office:value-type="float" office:value="3" calcext:value-type="float">
            <text:p>3</text:p>
          </table:table-cell>
          <table:table-cell table:number-columns-repeated="12"/>
          <table:table-cell office:value-type="float" office:value="800" calcext:value-type="float">
            <text:p>800</text:p>
          </table:table-cell>
          <table:table-cell table:formula="of:=[.U51]-1.27" office:value-type="float" office:value="10.16" calcext:value-type="float">
            <text:p>10.16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((-0.0000000000001562)*([.A51]^5))+(0.000000001389*([.A51]^4))-(0.000004532*([.A51]^3))+(0.006373*([.A51]^2))-(3.1051998*[.A51])+0.1532" office:value-type="float" office:value="241.4807580625" calcext:value-type="float">
            <text:p>241.4807580625</text:p>
          </table:table-cell>
          <table:table-cell table:formula="of:=FLOOR([.B51])" office:value-type="float" office:value="241" calcext:value-type="float">
            <text:p>241</text:p>
          </table:table-cell>
          <table:table-cell table:formula="of:=(0.153338*[.A51])-174.529" office:value-type="float" office:value="63.1449" calcext:value-type="float">
            <text:p>63.1449</text:p>
          </table:table-cell>
          <table:table-cell table:formula="of:=FLOOR([.D51])" office:value-type="float" office:value="63" calcext:value-type="float">
            <text:p>63</text:p>
          </table:table-cell>
          <table:table-cell table:formula="of:=(0.0028576779*[.A51])-0.64794" office:value-type="float" office:value="3.781460745" calcext:value-type="float">
            <text:p>3.781460745</text:p>
          </table:table-cell>
          <table:table-cell table:formula="of:=FLOOR([.F51])" office:value-type="float" office:value="3" calcext:value-type="float">
            <text:p>3</text:p>
          </table:table-cell>
          <table:table-cell table:number-columns-repeated="12"/>
          <table:table-cell office:value-type="float" office:value="900" calcext:value-type="float">
            <text:p>900</text:p>
          </table:table-cell>
          <table:table-cell table:formula="of:=[.U52]-1.27" office:value-type="float" office:value="11.43" calcext:value-type="float">
            <text:p>11.4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((-0.0000000000001562)*([.A52]^5))+(0.000000001389*([.A52]^4))-(0.000004532*([.A52]^3))+(0.006373*([.A52]^2))-(3.1051998*[.A52])+0.1532" office:value-type="float" office:value="248.716208000002" calcext:value-type="float">
            <text:p>248.716208000002</text:p>
          </table:table-cell>
          <table:table-cell table:formula="of:=FLOOR([.B52])" office:value-type="float" office:value="248" calcext:value-type="float">
            <text:p>248</text:p>
          </table:table-cell>
          <table:table-cell table:formula="of:=(0.153338*[.A52])-174.529" office:value-type="float" office:value="70.8118" calcext:value-type="float">
            <text:p>70.8118</text:p>
          </table:table-cell>
          <table:table-cell table:formula="of:=FLOOR([.D52])" office:value-type="float" office:value="70" calcext:value-type="float">
            <text:p>70</text:p>
          </table:table-cell>
          <table:table-cell table:formula="of:=(0.0028576779*[.A52])-0.64794" office:value-type="float" office:value="3.92434464" calcext:value-type="float">
            <text:p>3.92434464</text:p>
          </table:table-cell>
          <table:table-cell table:formula="of:=FLOOR([.F52])" office:value-type="float" office:value="3" calcext:value-type="float">
            <text:p>3</text:p>
          </table:table-cell>
          <table:table-cell table:number-columns-repeated="12"/>
          <table:table-cell office:value-type="float" office:value="1000" calcext:value-type="float">
            <text:p>1000</text:p>
          </table:table-cell>
          <table:table-cell table:formula="of:=[.U53]-1.27"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((-0.0000000000001562)*([.A53]^5))+(0.000000001389*([.A53]^4))-(0.000004532*([.A53]^3))+(0.006373*([.A53]^2))-(3.1051998*[.A53])+0.1532" office:value-type="float" office:value="253.735840437501" calcext:value-type="float">
            <text:p>253.735840437501</text:p>
          </table:table-cell>
          <table:table-cell table:formula="of:=FLOOR([.B53])" office:value-type="float" office:value="253" calcext:value-type="float">
            <text:p>253</text:p>
          </table:table-cell>
          <table:table-cell table:formula="of:=(0.153338*[.A53])-174.529" office:value-type="float" office:value="78.4787" calcext:value-type="float">
            <text:p>78.4787</text:p>
          </table:table-cell>
          <table:table-cell table:formula="of:=FLOOR([.D53])" office:value-type="float" office:value="78" calcext:value-type="float">
            <text:p>78</text:p>
          </table:table-cell>
          <table:table-cell table:formula="of:=(0.0028576779*[.A53])-0.64794" office:value-type="float" office:value="4.067228535" calcext:value-type="float">
            <text:p>4.067228535</text:p>
          </table:table-cell>
          <table:table-cell table:formula="of:=FLOOR([.F53])" office:value-type="float" office:value="4" calcext:value-type="float">
            <text:p>4</text:p>
          </table:table-cell>
          <table:table-cell table:number-columns-repeated="12"/>
          <table:table-cell office:value-type="float" office:value="1100" calcext:value-type="float">
            <text:p>1100</text:p>
          </table:table-cell>
          <table:table-cell office:value-type="float" office:value="13.97" calcext:value-type="float">
            <text:p>13.9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((-0.0000000000001562)*([.A54]^5))+(0.000000001389*([.A54]^4))-(0.000004532*([.A54]^3))+(0.006373*([.A54]^2))-(3.1051998*[.A54])+0.1532" office:value-type="float" office:value="256.817806" calcext:value-type="float">
            <text:p>256.817806</text:p>
          </table:table-cell>
          <table:table-cell office:value-type="float" office:value="255" calcext:value-type="float">
            <text:p>255</text:p>
          </table:table-cell>
          <table:table-cell table:formula="of:=(0.153338*[.A54])-174.529" office:value-type="float" office:value="86.1456" calcext:value-type="float">
            <text:p>86.1456</text:p>
          </table:table-cell>
          <table:table-cell table:formula="of:=FLOOR([.D54])" office:value-type="float" office:value="86" calcext:value-type="float">
            <text:p>86</text:p>
          </table:table-cell>
          <table:table-cell table:formula="of:=(0.0028576779*[.A54])-0.64794" office:value-type="float" office:value="4.21011243" calcext:value-type="float">
            <text:p>4.21011243</text:p>
          </table:table-cell>
          <table:table-cell table:formula="of:=FLOOR([.F54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((-0.0000000000001562)*([.A55]^5))+(0.000000001389*([.A55]^4))-(0.000004532*([.A55]^3))+(0.006373*([.A55]^2))-(3.1051998*[.A55])+0.1532" office:value-type="float" office:value="258.2553078125" calcext:value-type="float">
            <text:p>258.2553078125</text:p>
          </table:table-cell>
          <table:table-cell office:value-type="float" office:value="255" calcext:value-type="float">
            <text:p>255</text:p>
          </table:table-cell>
          <table:table-cell table:formula="of:=(0.153338*[.A55])-174.529" office:value-type="float" office:value="93.8125" calcext:value-type="float">
            <text:p>93.8125</text:p>
          </table:table-cell>
          <table:table-cell table:formula="of:=FLOOR([.D55])" office:value-type="float" office:value="93" calcext:value-type="float">
            <text:p>93</text:p>
          </table:table-cell>
          <table:table-cell table:formula="of:=(0.0028576779*[.A55])-0.64794" office:value-type="float" office:value="4.352996325" calcext:value-type="float">
            <text:p>4.352996325</text:p>
          </table:table-cell>
          <table:table-cell table:formula="of:=FLOOR([.F55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((-0.0000000000001562)*([.A56]^5))+(0.000000001389*([.A56]^4))-(0.000004532*([.A56]^3))+(0.006373*([.A56]^2))-(3.1051998*[.A56])+0.1532" office:value-type="float" office:value="258.350744000002" calcext:value-type="float">
            <text:p>258.350744000002</text:p>
          </table:table-cell>
          <table:table-cell office:value-type="float" office:value="255" calcext:value-type="float">
            <text:p>255</text:p>
          </table:table-cell>
          <table:table-cell table:formula="of:=(0.153338*[.A56])-174.529" office:value-type="float" office:value="101.4794" calcext:value-type="float">
            <text:p>101.4794</text:p>
          </table:table-cell>
          <table:table-cell table:formula="of:=FLOOR([.D56])" office:value-type="float" office:value="101" calcext:value-type="float">
            <text:p>101</text:p>
          </table:table-cell>
          <table:table-cell table:formula="of:=(0.0028576779*[.A56])-0.64794" office:value-type="float" office:value="4.49588022" calcext:value-type="float">
            <text:p>4.49588022</text:p>
          </table:table-cell>
          <table:table-cell table:formula="of:=FLOOR([.F56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formula="of:=((-0.0000000000001562)*([.A57]^5))+(0.000000001389*([.A57]^4))-(0.000004532*([.A57]^3))+(0.006373*([.A57]^2))-(3.1051998*[.A57])+0.1532" office:value-type="float" office:value="257.409850187502" calcext:value-type="float">
            <text:p>257.409850187502</text:p>
          </table:table-cell>
          <table:table-cell office:value-type="float" office:value="255" calcext:value-type="float">
            <text:p>255</text:p>
          </table:table-cell>
          <table:table-cell table:formula="of:=(0.153338*[.A57])-174.529" office:value-type="float" office:value="109.1463" calcext:value-type="float">
            <text:p>109.1463</text:p>
          </table:table-cell>
          <table:table-cell table:formula="of:=FLOOR([.D57])" office:value-type="float" office:value="109" calcext:value-type="float">
            <text:p>109</text:p>
          </table:table-cell>
          <table:table-cell table:formula="of:=(0.0028576779*[.A57])-0.64794" office:value-type="float" office:value="4.638764115" calcext:value-type="float">
            <text:p>4.638764115</text:p>
          </table:table-cell>
          <table:table-cell table:formula="of:=FLOOR([.F57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((-0.0000000000001562)*([.A58]^5))+(0.000000001389*([.A58]^4))-(0.000004532*([.A58]^3))+(0.006373*([.A58]^2))-(3.1051998*[.A58])+0.1532" office:value-type="float" office:value="255.735842000005" calcext:value-type="float">
            <text:p>255.735842000005</text:p>
          </table:table-cell>
          <table:table-cell table:formula="of:=FLOOR([.B58])" office:value-type="float" office:value="255" calcext:value-type="float">
            <text:p>255</text:p>
          </table:table-cell>
          <table:table-cell table:formula="of:=(0.153338*[.A58])-174.529" office:value-type="float" office:value="116.8132" calcext:value-type="float">
            <text:p>116.8132</text:p>
          </table:table-cell>
          <table:table-cell table:formula="of:=FLOOR([.D58])" office:value-type="float" office:value="116" calcext:value-type="float">
            <text:p>116</text:p>
          </table:table-cell>
          <table:table-cell table:formula="of:=(0.0028576779*[.A58])-0.64794" office:value-type="float" office:value="4.78164801" calcext:value-type="float">
            <text:p>4.78164801</text:p>
          </table:table-cell>
          <table:table-cell table:formula="of:=FLOOR([.F58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formula="of:=((-0.0000000000001562)*([.A59]^5))+(0.000000001389*([.A59]^4))-(0.000004532*([.A59]^3))+(0.006373*([.A59]^2))-(3.1051998*[.A59])+0.1532" office:value-type="float" office:value="253.623557562505" calcext:value-type="float">
            <text:p>253.623557562505</text:p>
          </table:table-cell>
          <table:table-cell table:formula="of:=FLOOR([.B59])" office:value-type="float" office:value="253" calcext:value-type="float">
            <text:p>253</text:p>
          </table:table-cell>
          <table:table-cell table:formula="of:=(0.153338*[.A59])-174.529" office:value-type="float" office:value="124.4801" calcext:value-type="float">
            <text:p>124.4801</text:p>
          </table:table-cell>
          <table:table-cell table:formula="of:=FLOOR([.D59])" office:value-type="float" office:value="124" calcext:value-type="float">
            <text:p>124</text:p>
          </table:table-cell>
          <table:table-cell table:formula="of:=(0.0028576779*[.A59])-0.64794" office:value-type="float" office:value="4.924531905" calcext:value-type="float">
            <text:p>4.924531905</text:p>
          </table:table-cell>
          <table:table-cell table:formula="of:=FLOOR([.F59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((-0.0000000000001562)*([.A60]^5))+(0.000000001389*([.A60]^4))-(0.000004532*([.A60]^3))+(0.006373*([.A60]^2))-(3.1051998*[.A60])+0.1532" office:value-type="float" office:value="251.353599999999" calcext:value-type="float">
            <text:p>251.353599999999</text:p>
          </table:table-cell>
          <table:table-cell table:formula="of:=FLOOR([.B60])" office:value-type="float" office:value="251" calcext:value-type="float">
            <text:p>251</text:p>
          </table:table-cell>
          <table:table-cell table:formula="of:=(0.153338*[.A60])-174.529" office:value-type="float" office:value="132.147" calcext:value-type="float">
            <text:p>132.147</text:p>
          </table:table-cell>
          <table:table-cell table:formula="of:=FLOOR([.D60])" office:value-type="float" office:value="132" calcext:value-type="float">
            <text:p>132</text:p>
          </table:table-cell>
          <table:table-cell table:formula="of:=(0.0028576779*[.A60])-0.64794" office:value-type="float" office:value="5.0674158" calcext:value-type="float">
            <text:p>5.0674158</text:p>
          </table:table-cell>
          <table:table-cell table:formula="of:=FLOOR([.F60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formula="of:=((-0.0000000000001562)*([.A61]^5))+(0.000000001389*([.A61]^4))-(0.000004532*([.A61]^3))+(0.006373*([.A61]^2))-(3.1051998*[.A61])+0.1532" office:value-type="float" office:value="249.186479937503" calcext:value-type="float">
            <text:p>249.186479937503</text:p>
          </table:table-cell>
          <table:table-cell table:formula="of:=FLOOR([.B61])" office:value-type="float" office:value="249" calcext:value-type="float">
            <text:p>249</text:p>
          </table:table-cell>
          <table:table-cell table:formula="of:=(0.153338*[.A61])-174.529" office:value-type="float" office:value="139.8139" calcext:value-type="float">
            <text:p>139.8139</text:p>
          </table:table-cell>
          <table:table-cell table:formula="of:=FLOOR([.D61])" office:value-type="float" office:value="139" calcext:value-type="float">
            <text:p>139</text:p>
          </table:table-cell>
          <table:table-cell table:formula="of:=(0.0028576779*[.A61])-0.64794" office:value-type="float" office:value="5.210299695" calcext:value-type="float">
            <text:p>5.210299695</text:p>
          </table:table-cell>
          <table:table-cell table:formula="of:=FLOOR([.F61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((-0.0000000000001562)*([.A62]^5))+(0.000000001389*([.A62]^4))-(0.000004532*([.A62]^3))+(0.006373*([.A62]^2))-(3.1051998*[.A62])+0.1532" office:value-type="float" office:value="247.356758000003" calcext:value-type="float">
            <text:p>247.356758000003</text:p>
          </table:table-cell>
          <table:table-cell table:formula="of:=FLOOR([.B62])" office:value-type="float" office:value="247" calcext:value-type="float">
            <text:p>247</text:p>
          </table:table-cell>
          <table:table-cell table:formula="of:=(0.153338*[.A62])-174.529" office:value-type="float" office:value="147.4808" calcext:value-type="float">
            <text:p>147.4808</text:p>
          </table:table-cell>
          <table:table-cell table:formula="of:=FLOOR([.D62])" office:value-type="float" office:value="147" calcext:value-type="float">
            <text:p>147</text:p>
          </table:table-cell>
          <table:table-cell table:formula="of:=(0.0028576779*[.A62])-0.64794" office:value-type="float" office:value="5.35318359" calcext:value-type="float">
            <text:p>5.35318359</text:p>
          </table:table-cell>
          <table:table-cell table:formula="of:=FLOOR([.F62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formula="of:=((-0.0000000000001562)*([.A63]^5))+(0.000000001389*([.A63]^4))-(0.000004532*([.A63]^3))+(0.006373*([.A63]^2))-(3.1051998*[.A63])+0.1532" office:value-type="float" office:value="246.067187312507" calcext:value-type="float">
            <text:p>246.067187312507</text:p>
          </table:table-cell>
          <table:table-cell table:formula="of:=FLOOR([.B63])" office:value-type="float" office:value="246" calcext:value-type="float">
            <text:p>246</text:p>
          </table:table-cell>
          <table:table-cell table:formula="of:=(0.153338*[.A63])-174.529" office:value-type="float" office:value="155.1477" calcext:value-type="float">
            <text:p>155.1477</text:p>
          </table:table-cell>
          <table:table-cell table:formula="of:=FLOOR([.D63])" office:value-type="float" office:value="155" calcext:value-type="float">
            <text:p>155</text:p>
          </table:table-cell>
          <table:table-cell table:formula="of:=(0.0028576779*[.A63])-0.64794" office:value-type="float" office:value="5.496067485" calcext:value-type="float">
            <text:p>5.496067485</text:p>
          </table:table-cell>
          <table:table-cell table:formula="of:=FLOOR([.F63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((-0.0000000000001562)*([.A64]^5))+(0.000000001389*([.A64]^4))-(0.000004532*([.A64]^3))+(0.006373*([.A64]^2))-(3.1051998*[.A64])+0.1532" office:value-type="float" office:value="245.482856000001" calcext:value-type="float">
            <text:p>245.482856000001</text:p>
          </table:table-cell>
          <table:table-cell table:formula="of:=FLOOR([.B64])" office:value-type="float" office:value="245" calcext:value-type="float">
            <text:p>245</text:p>
          </table:table-cell>
          <table:table-cell table:formula="of:=(0.153338*[.A64])-174.529" office:value-type="float" office:value="162.8146" calcext:value-type="float">
            <text:p>162.8146</text:p>
          </table:table-cell>
          <table:table-cell table:formula="of:=FLOOR([.D64])" office:value-type="float" office:value="162" calcext:value-type="float">
            <text:p>162</text:p>
          </table:table-cell>
          <table:table-cell table:formula="of:=(0.0028576779*[.A64])-0.64794" office:value-type="float" office:value="5.63895138" calcext:value-type="float">
            <text:p>5.63895138</text:p>
          </table:table-cell>
          <table:table-cell table:formula="of:=FLOOR([.F64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formula="of:=((-0.0000000000001562)*([.A65]^5))+(0.000000001389*([.A65]^4))-(0.000004532*([.A65]^3))+(0.006373*([.A65]^2))-(3.1051998*[.A65])+0.1532" office:value-type="float" office:value="245.7253296875" calcext:value-type="float">
            <text:p>245.7253296875</text:p>
          </table:table-cell>
          <table:table-cell table:formula="of:=FLOOR([.B65])" office:value-type="float" office:value="245" calcext:value-type="float">
            <text:p>245</text:p>
          </table:table-cell>
          <table:table-cell table:formula="of:=(0.153338*[.A65])-174.529" office:value-type="float" office:value="170.4815" calcext:value-type="float">
            <text:p>170.4815</text:p>
          </table:table-cell>
          <table:table-cell table:formula="of:=FLOOR([.D65])" office:value-type="float" office:value="170" calcext:value-type="float">
            <text:p>170</text:p>
          </table:table-cell>
          <table:table-cell table:formula="of:=(0.0028576779*[.A65])-0.64794" office:value-type="float" office:value="5.781835275" calcext:value-type="float">
            <text:p>5.781835275</text:p>
          </table:table-cell>
          <table:table-cell table:formula="of:=FLOOR([.F65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formula="of:=((-0.0000000000001562)*([.A66]^5))+(0.000000001389*([.A66]^4))-(0.000004532*([.A66]^3))+(0.006373*([.A66]^2))-(3.1051998*[.A66])+0.1532" office:value-type="float" office:value="246.866794000004" calcext:value-type="float">
            <text:p>246.866794000004</text:p>
          </table:table-cell>
          <table:table-cell table:formula="of:=FLOOR([.B66])" office:value-type="float" office:value="246" calcext:value-type="float">
            <text:p>246</text:p>
          </table:table-cell>
          <table:table-cell table:formula="of:=(0.153338*[.A66])-174.529" office:value-type="float" office:value="178.1484" calcext:value-type="float">
            <text:p>178.1484</text:p>
          </table:table-cell>
          <table:table-cell table:formula="of:=FLOOR([.D66])" office:value-type="float" office:value="178" calcext:value-type="float">
            <text:p>178</text:p>
          </table:table-cell>
          <table:table-cell table:formula="of:=(0.0028576779*[.A66])-0.64794" office:value-type="float" office:value="5.92471917" calcext:value-type="float">
            <text:p>5.92471917</text:p>
          </table:table-cell>
          <table:table-cell table:formula="of:=FLOOR([.F66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formula="of:=((-0.0000000000001562)*([.A67]^5))+(0.000000001389*([.A67]^4))-(0.000004532*([.A67]^3))+(0.006373*([.A67]^2))-(3.1051998*[.A67])+0.1532" office:value-type="float" office:value="248.924197062503" calcext:value-type="float">
            <text:p>248.924197062503</text:p>
          </table:table-cell>
          <table:table-cell table:formula="of:=FLOOR([.B67])" office:value-type="float" office:value="248" calcext:value-type="float">
            <text:p>248</text:p>
          </table:table-cell>
          <table:table-cell table:formula="of:=(0.153338*[.A67])-174.529" office:value-type="float" office:value="185.8153" calcext:value-type="float">
            <text:p>185.8153</text:p>
          </table:table-cell>
          <table:table-cell table:formula="of:=FLOOR([.D67])" office:value-type="float" office:value="185" calcext:value-type="float">
            <text:p>185</text:p>
          </table:table-cell>
          <table:table-cell table:formula="of:=(0.0028576779*[.A67])-0.64794" office:value-type="float" office:value="6.067603065" calcext:value-type="float">
            <text:p>6.067603065</text:p>
          </table:table-cell>
          <table:table-cell table:formula="of:=FLOOR([.F67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((-0.0000000000001562)*([.A68]^5))+(0.000000001389*([.A68]^4))-(0.000004532*([.A68]^3))+(0.006373*([.A68]^2))-(3.1051998*[.A68])+0.1532" office:value-type="float" office:value="251.853391999998" calcext:value-type="float">
            <text:p>251.853391999998</text:p>
          </table:table-cell>
          <table:table-cell table:formula="of:=FLOOR([.B68])" office:value-type="float" office:value="251" calcext:value-type="float">
            <text:p>251</text:p>
          </table:table-cell>
          <table:table-cell table:formula="of:=(0.153338*[.A68])-174.529" office:value-type="float" office:value="193.4822" calcext:value-type="float">
            <text:p>193.4822</text:p>
          </table:table-cell>
          <table:table-cell table:formula="of:=FLOOR([.D68])" office:value-type="float" office:value="193" calcext:value-type="float">
            <text:p>193</text:p>
          </table:table-cell>
          <table:table-cell table:formula="of:=(0.0028576779*[.A68])-0.64794" office:value-type="float" office:value="6.21048696" calcext:value-type="float">
            <text:p>6.21048696</text:p>
          </table:table-cell>
          <table:table-cell table:formula="of:=FLOOR([.F68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formula="of:=((-0.0000000000001562)*([.A69]^5))+(0.000000001389*([.A69]^4))-(0.000004532*([.A69]^3))+(0.006373*([.A69]^2))-(3.1051998*[.A69])+0.1532" office:value-type="float" office:value="255.5432794375" calcext:value-type="float">
            <text:p>255.5432794375</text:p>
          </table:table-cell>
          <table:table-cell table:formula="of:=FLOOR([.B69])" office:value-type="float" office:value="255" calcext:value-type="float">
            <text:p>255</text:p>
          </table:table-cell>
          <table:table-cell table:formula="of:=(0.153338*[.A69])-174.529" office:value-type="float" office:value="201.1491" calcext:value-type="float">
            <text:p>201.1491</text:p>
          </table:table-cell>
          <table:table-cell table:formula="of:=FLOOR([.D69])" office:value-type="float" office:value="201" calcext:value-type="float">
            <text:p>201</text:p>
          </table:table-cell>
          <table:table-cell table:formula="of:=(0.0028576779*[.A69])-0.64794" office:value-type="float" office:value="6.353370855" calcext:value-type="float">
            <text:p>6.353370855</text:p>
          </table:table-cell>
          <table:table-cell table:formula="of:=FLOOR([.F69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((-0.0000000000001562)*([.A70]^5))+(0.000000001389*([.A70]^4))-(0.000004532*([.A70]^3))+(0.006373*([.A70]^2))-(3.1051998*[.A70])+0.1532" office:value-type="float" office:value="259.80995" calcext:value-type="float">
            <text:p>259.80995</text:p>
          </table:table-cell>
          <table:table-cell office:value-type="float" office:value="255" calcext:value-type="float">
            <text:p>255</text:p>
          </table:table-cell>
          <table:table-cell table:formula="of:=(0.153338*[.A70])-174.529" office:value-type="float" office:value="208.816" calcext:value-type="float">
            <text:p>208.816</text:p>
          </table:table-cell>
          <table:table-cell table:formula="of:=FLOOR([.D70])" office:value-type="float" office:value="208" calcext:value-type="float">
            <text:p>208</text:p>
          </table:table-cell>
          <table:table-cell table:formula="of:=(0.0028576779*[.A70])-0.64794" office:value-type="float" office:value="6.49625475" calcext:value-type="float">
            <text:p>6.49625475</text:p>
          </table:table-cell>
          <table:table-cell table:formula="of:=FLOOR([.F70])" office:value-type="float" office:value="6" calcext:value-type="float">
            <text:p>6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7T08:16:16.755000000</meta:creation-date>
    <dc:date>2023-01-27T16:44:14.870000000</dc:date>
    <meta:editing-duration>PT8H27M58S</meta:editing-duration>
    <meta:editing-cycles>1</meta:editing-cycles>
    <meta:document-statistic meta:table-count="1" meta:cell-count="464" meta:object-count="3"/>
    <meta:generator>LibreOffice/7.4.0.3$Windows_X86_64 LibreOffice_project/f85e47c08ddd19c015c0114a68350214f7066f5a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moving-type="prior" chart:regression-name="" chart:regression-max-degree="3" chart:regression-force-intercept="false" chart:regression-intercept-value="0" chart:regression-period="4" loext:regression-extrapolate-forward="0" loext:regression-extrapolate-backward="0" chart:regression-type="polynomial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135cm" svg:y="3.954cm" style:legend-expansion="high" chart:style-name="ch2"/>
        <chart:plot-area chart:style-name="ch3" table:cell-range-address="Sheet1.A4:Sheet1.B18" svg:x="0.319cm" svg:y="0.18cm" svg:width="10.497cm" svg:height="8.645cm">
          <chart:coordinate-region svg:x="1.126cm" svg:y="0.38cm" svg:width="9.318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8" chart:class="chart:scatter">
            <chart:domain table:cell-range-address="Sheet1.A4:Sheet1.A18"/>
            <chart:regression-curve chart:style-name="ch7">
              <chart:equation chart:display-equation="true" chart:display-r-square="false" svg:x="1.208cm" svg:y="0.4cm"/>
            </chart:regression-curve>
            <chart:data-point chart:repeated="9"/>
            <chart:data-point chart:style-name="ch8" chart:repeated="2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0">
                <text:p>1100</text:p>
                <draw:g>
                  <svg:desc>Sheet1.A4:Sheet1.A18</svg:desc>
                </draw:g>
              </table:table-cell>
              <table:table-cell office:value-type="float" office:value="11">
                <text:p>11</text:p>
                <draw:g>
                  <svg:desc>Sheet1.B4:Sheet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0">
                <text:p>12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0">
                <text:p>13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0">
                <text:p>140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0">
                <text:p>160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0">
                <text:p>180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0">
                <text:p>190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00">
                <text:p>210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0">
                <text:p>220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00">
                <text:p>230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00">
                <text:p>240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0">
                <text:p>2500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902cm" svg:y="3.955cm" style:legend-expansion="high" chart:style-name="ch2"/>
        <chart:plot-area chart:style-name="ch3" table:cell-range-address="Sheet1.A3:Sheet1.A18 Sheet1.D3:Sheet1.D18" svg:x="0.319cm" svg:y="0.18cm" svg:width="11.264cm" svg:height="8.646cm">
          <chart:coordinate-region svg:x="1.126cm" svg:y="0.38cm" svg:width="10.085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3:Sheet1.D18" chart:class="chart:scatter">
            <chart:domain table:cell-range-address="Sheet1.A3:Sheet1.A18"/>
            <chart:regression-curve chart:style-name="ch8">
              <chart:equation chart:display-equation="true" chart:display-r-square="false" svg:x="2.03cm" svg:y="0.657cm"/>
            </chart:regression-curve>
            <chart:data-point chart:repeated="14"/>
            <chart:data-point chart:style-name="ch9"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3:Sheet1.A18</svg:desc>
                </draw:g>
              </table:table-cell>
              <table:table-cell office:value-type="float" office:value="0">
                <text:p>0</text:p>
                <draw:g>
                  <svg:desc>Sheet1.D3:Sheet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">
                <text:p>1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">
                <text:p>13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">
                <text:p>14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0">
                <text:p>19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0">
                <text:p>21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0">
                <text:p>23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0">
                <text:p>240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0">
                <text:p>2500</text:p>
              </table:table-cell>
              <table:table-cell office:value-type="float" office:value="220">
                <text:p>2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929cm" svg:y="3.954cm" style:legend-expansion="high" chart:style-name="ch2"/>
        <chart:plot-area chart:style-name="ch3" table:cell-range-address="Sheet1.A2:Sheet1.A18 Sheet1.F2:Sheet1.F18" svg:x="0.319cm" svg:y="0.18cm" svg:width="11.291cm" svg:height="8.645cm">
          <chart:coordinate-region svg:x="0.94cm" svg:y="0.38cm" svg:width="10.298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18" chart:class="chart:scatter">
            <chart:domain table:cell-range-address="Sheet1.A2:Sheet1.A18"/>
            <chart:regression-curve chart:style-name="ch8">
              <chart:equation chart:display-equation="true" chart:display-r-square="false" svg:x="1.333cm" svg:y="0.538cm"/>
            </chart:regression-curve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8</svg:desc>
                </draw:g>
              </table:table-cell>
              <table:table-cell office:value-type="float" office:value="0">
                <text:p>0</text:p>
                <draw:g>
                  <svg:desc>Sheet1.F2:Sheet1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0">
                <text:p>1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0">
                <text:p>1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0">
                <text:p>1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">
                <text:p>16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00">
                <text:p>17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">
                <text:p>18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0">
                <text:p>19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">
                <text:p>2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0">
                <text:p>2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00">
                <text:p>2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00">
                <text:p>2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0">
                <text:p>2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0">
                <text:p>250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